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16.336cm" fo:min-width="16.346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2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91cm" fo:min-width="2.778cm" fo:padding-top="0.1cm" fo:padding-bottom="0.1cm" fo:padding-left="0.1cm" fo:padding-right="0.1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3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91cm" fo:min-width="2.778cm" fo:padding-top="0.1cm" fo:padding-bottom="0.1cm" fo:padding-left="0.1cm" fo:padding-right="0.1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91cm" fo:min-width="2.778cm" fo:padding-top="0.1cm" fo:padding-bottom="0.1cm" fo:padding-left="0.1cm" fo:padding-right="0.1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41cm" fo:min-width="2.47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6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57cm" fo:min-width="2.874cm" fo:padding-top="0.1cm" fo:padding-bottom="0.1cm" fo:padding-left="0.05cm" fo:padding-right="0.0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7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41cm" fo:min-width="2.47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89cm" fo:min-width="2.773cm" fo:padding-top="0.1cm" fo:padding-bottom="0.1cm" fo:padding-left="0.1cm" fo:padding-right="0.1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041cm" fo:min-width="2.47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0" style:family="graphic" style:parent-style-name="standard">
      <style:graphic-properties draw:stroke="solid" svg:stroke-width="0.071cm" svg:stroke-color="#7f7f7f" draw:marker-end="msArrowEnd_20_5" draw:marker-end-width="0.213cm" draw:marker-end-center="false" svg:stroke-linecap="butt" draw:fill="none" draw:textarea-vertical-align="top" draw:auto-grow-height="false" fo:min-height="1.365cm" fo:min-width="2.245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1" style:family="graphic" style:parent-style-name="standard">
      <style:graphic-properties draw:stroke="solid" svg:stroke-width="0.071cm" svg:stroke-color="#7f7f7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2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091cm" fo:min-width="2.778cm" fo:padding-top="0.1cm" fo:padding-bottom="0.1cm" fo:padding-left="0.1cm" fo:padding-right="0.1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.071cm" svg:stroke-linecap="butt" draw:fill="solid" draw:fill-color="#77933c" draw:textarea-vertical-align="middle" draw:auto-grow-height="false" draw:fit-to-size="false" style:shrink-to-fit="false" fo:min-height="1.145cm" fo:min-width="2.778cm" fo:padding-top="0.1cm" fo:padding-bottom="0.1cm" fo:padding-left="0.1cm" fo:padding-right="0.1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7f7f7f" draw:marker-end="msArrowEnd_20_5" draw:marker-end-width="0.213cm" draw:marker-end-center="fals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5" style:family="graphic" style:parent-style-name="standard">
      <style:graphic-properties draw:stroke="solid" svg:stroke-width="0.071cm" svg:stroke-color="#7f7f7f" draw:marker-end="msArrowEnd_20_5" draw:marker-end-width="0.213cm" draw:marker-end-center="false" svg:stroke-linecap="butt" draw:fill="none" draw:textarea-vertical-align="top" draw:auto-grow-height="false" fo:min-height="1.469cm" fo:min-width="2.245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6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042cm" fo:min-width="2.778cm" fo:padding-top="0.125cm" fo:padding-bottom="0.125cm" fo:padding-left="0.1cm" fo:padding-right="0.1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71cm" svg:stroke-linecap="butt" draw:fill="solid" draw:fill-color="#77933c" draw:textarea-vertical-align="middle" draw:auto-grow-height="false" draw:fit-to-size="false" style:shrink-to-fit="false" fo:min-height="1.144cm" fo:min-width="2.778cm" fo:padding-top="0.1cm" fo:padding-bottom="0.1cm" fo:padding-left="0.1cm" fo:padding-right="0.1cm" fo:wrap-option="wrap"/>
      <style:paragraph-properties style:writing-mode="lr-tb"/>
    </style:style>
    <style:style style:name="gr18" style:family="graphic" style:parent-style-name="standard">
      <style:graphic-properties draw:stroke="solid" svg:stroke-width="0.071cm" svg:stroke-color="#7f7f7f" svg:stroke-linecap="butt" draw:fill="none" draw:textarea-vertical-align="top" draw:auto-grow-height="false" fo:min-height="3.25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9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606cm" fo:min-width="2.878cm" fo:padding-top="0cm" fo:padding-bottom="0cm" fo:padding-left="0cm" fo:padding-right="0.1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71cm" svg:stroke-linecap="butt" draw:fill="solid" draw:fill-color="#c0504d" draw:textarea-vertical-align="middle" draw:auto-grow-height="false" draw:fit-to-size="false" style:shrink-to-fit="false" fo:min-height="1.1cm" fo:min-width="2.47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71cm" svg:stroke-linecap="butt" draw:fill="solid" draw:fill-color="#8064a2" draw:textarea-vertical-align="middle" draw:auto-grow-height="false" draw:fit-to-size="false" style:shrink-to-fit="false" fo:min-height="1.099cm" fo:min-width="2.47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7f7f7f" svg:stroke-linecap="butt" draw:fill="none" draw:textarea-vertical-align="top" draw:auto-grow-height="false" fo:min-height="7.765cm" fo:min-width="0.03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23" style:family="graphic" style:parent-style-name="standard">
      <style:graphic-properties draw:stroke="solid" svg:stroke-width="0.071cm" svg:stroke-color="#7f7f7f" svg:stroke-linecap="butt" draw:fill="none" draw:textarea-vertical-align="top" draw:auto-grow-height="false" fo:min-height="0.284cm" fo:min-width="7.573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24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099cm" fo:min-width="2.47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859cm" fo:min-width="2.778cm" fo:padding-top="0cm" fo:padding-bottom="0cm" fo:padding-left="0.1cm" fo:padding-right="0.1cm" fo:wrap-option="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7f7f7f" draw:marker-end="msArrowEnd_20_5" draw:marker-end-width="0.213cm" draw:marker-end-center="false" svg:stroke-linecap="butt" draw:fill="none" draw:textarea-vertical-align="top" draw:auto-grow-height="false" fo:min-height="1.381cm" fo:min-width="5.319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27" style:family="graphic" style:parent-style-name="standard">
      <style:graphic-properties draw:stroke="solid" svg:stroke-width="0.071cm" svg:stroke-color="#7f7f7f" svg:stroke-linecap="butt" draw:fill="none" draw:textarea-vertical-align="top" draw:auto-grow-height="false" fo:min-height="1.54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28" style:family="graphic" style:parent-style-name="standard" style:list-style-name="L2">
      <style:graphic-properties draw:stroke="none" svg:stroke-width="0.071cm" svg:stroke-linecap="butt" draw:fill="solid" draw:fill-color="#c0504d" draw:textarea-vertical-align="middle" draw:auto-grow-height="false" draw:fit-to-size="false" style:shrink-to-fit="false" fo:min-height="1.099cm" fo:min-width="2.47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71cm" svg:stroke-color="#ffff00" draw:marker-end="msArrowEnd_20_5" draw:marker-end-width="0.213cm" draw:marker-end-center="fals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30" style:family="graphic" style:parent-style-name="standard" style:list-style-name="L2">
      <style:graphic-properties draw:stroke="none" svg:stroke-width="0.071cm" svg:stroke-linecap="butt" draw:fill="solid" draw:fill-color="#77933c" draw:textarea-vertical-align="middle" draw:auto-grow-height="false" draw:fit-to-size="false" style:shrink-to-fit="false" fo:min-height="1.095cm" fo:min-width="2.47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7f7f7f" svg:stroke-linecap="butt" draw:fill="none" draw:textarea-vertical-align="top" draw:auto-grow-height="false" fo:min-height="5.709cm" fo:min-width="10.673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32" style:family="graphic" style:parent-style-name="standard">
      <style:graphic-properties draw:stroke="solid" svg:stroke-width="0.071cm" svg:stroke-color="#7f7f7f" svg:stroke-linecap="butt" draw:fill="none" draw:textarea-vertical-align="top" draw:auto-grow-height="false" fo:min-height="0.025cm" fo:min-width="7.934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33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355cm" fo:min-width="2.47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71cm" svg:stroke-linecap="butt" draw:fill="solid" draw:fill-color="#8064a2" draw:textarea-vertical-align="middle" draw:auto-grow-height="false" draw:fit-to-size="false" style:shrink-to-fit="false" fo:min-height="1.099cm" fo:min-width="2.47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099cm" fo:min-width="2.47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26cm" svg:stroke-linecap="butt" draw:fill="solid" draw:fill-color="#4f81bd" draw:textarea-vertical-align="middle" draw:auto-grow-height="false" draw:fit-to-size="false" style:shrink-to-fit="false" fo:min-height="1.283cm" fo:min-width="2.47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37" style:family="graphic" style:parent-style-name="standard">
      <style:graphic-properties draw:stroke="solid" svg:stroke-width="0.071cm" svg:stroke-color="#7f7f7f" draw:marker-end="msArrowEnd_20_5" draw:marker-end-width="0.213cm" draw:marker-end-center="false" svg:stroke-linecap="butt" draw:fill="none" draw:textarea-vertical-align="top" draw:auto-grow-height="false" fo:min-height="3.683cm" fo:min-width="8.156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38" style:family="graphic" style:parent-style-name="standard">
      <style:graphic-properties draw:stroke="solid" svg:stroke-width="0.071cm" svg:stroke-color="#93cddd" draw:marker-end="msArrowEnd_20_5" draw:marker-end-width="0.213cm" draw:marker-end-center="fals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39" style:family="graphic" style:parent-style-name="standard" style:list-style-name="L2">
      <style:graphic-properties draw:stroke="none" svg:stroke-width="0.071cm" svg:stroke-linecap="butt" draw:fill="solid" draw:fill-color="#c0504d" draw:textarea-vertical-align="middle" draw:auto-grow-height="false" draw:fit-to-size="false" style:shrink-to-fit="false" fo:min-height="1.041cm" fo:min-width="2.47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71cm" svg:stroke-linecap="butt" draw:fill="solid" draw:fill-color="#77933c" draw:textarea-vertical-align="middle" draw:auto-grow-height="false" draw:fit-to-size="false" style:shrink-to-fit="false" fo:min-height="1.095cm" fo:min-width="2.47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71cm" svg:stroke-linecap="butt" draw:fill="solid" draw:fill-color="#e46c0a" draw:textarea-vertical-align="middle" draw:auto-grow-height="false" draw:fit-to-size="false" style:shrink-to-fit="false" fo:min-height="1.099cm" fo:min-width="2.926cm" fo:padding-top="0.125cm" fo:padding-bottom="0.125cm" fo:padding-left="0.25cm" fo:padding-right="0.25cm" fo:wrap-option="wrap"/>
      <style:paragraph-properties style:writing-mode="lr-tb"/>
    </style:style>
    <style:style style:name="gr42" style:family="graphic">
      <style:graphic-properties style:protect="size"/>
    </style:style>
    <style:style style:name="pr1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e46c0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77933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8064a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fo:hyphenate="false"/>
    </style:style>
    <style:style style:name="P10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fo:hyphenate="false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-25% 58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language="en" fo:country="US" fo:font-style="italic" style:text-underline-style="none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variant="normal" fo:text-transform="none" fo:color="#ffff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variant="normal" fo:text-transform="none" fo:color="#ffff00" loext:opacity="100%" style:text-line-through-style="none" style:text-line-through-type="none" style:text-position="-25% 58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4bacc6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language="en" fo:country="I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I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" draw:style-name="gr1" draw:text-style-name="P1" draw:layer="layout" svg:width="16.845cm" svg:height="16.585cm" svg:x="2.575cm" svg:y="2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" draw:text-style-name="P3" draw:layer="layout" svg:width="2.977cm" svg:height="1.29cm" svg:x="2.856cm" svg:y="2.5cm">
          <text:p text:style-name="P2"><text:span text:style-name="T1">AA Point Cloud</text:span></text:p>
          <text:p text:style-name="P2"><text:span text:style-name="T1">[2N</text:span><text:span text:style-name="T2">aa</text:span><text:span text:style-name="T1"> +1, 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3" draw:text-style-name="P3" draw:layer="layout" svg:width="2.977cm" svg:height="1.29cm" svg:x="2.843cm" svg:y="4.085cm">
          <text:p text:style-name="P2"><text:span text:style-name="T1">AA Frame </text:span><text:span text:style-name="T1"><text:line-break/></text:span><text:span text:style-name="T1">Index Triplet</text:span></text:p>
          <text:p text:style-name="P2"><text:span text:style-name="T1">[N</text:span><text:span text:style-name="T2">aa </text:span><text:span text:style-name="T1">, 3] <text:s/></text:span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4" draw:text-style-name="P3" draw:layer="layout" svg:width="2.977cm" svg:height="1.29cm" svg:x="6.218cm" svg:y="2.5cm">
          <text:p text:style-name="P2"><text:span text:style-name="T1">AA Sequence Index</text:span></text:p>
          <text:p text:style-name="P2"><text:span text:style-name="T1">[N</text:span><text:span text:style-name="T2">aa</text:span><text:span text:style-name="T1"> , ] <text:s/></text:span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5" draw:text-style-name="P3" draw:layer="layout" svg:width="2.977cm" svg:height="1.29cm" svg:x="6.218cm" svg:y="4.085cm">
          <text:p text:style-name="P2"><text:span text:style-name="T1">AA Attributes</text:span></text:p>
          <text:p text:style-name="P2"><text:span text:style-name="T1">[N</text:span><text:span text:style-name="T2">aa</text:span><text:span text:style-name="T1"> , 2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6" draw:text-style-name="P3" draw:layer="layout" svg:width="2.973cm" svg:height="1.256cm" svg:x="10.324cm" svg:y="2.5cm">
          <text:p text:style-name="P2"><text:span text:style-name="T1">Atom Point Cloud</text:span></text:p>
          <text:p text:style-name="P2"><text:span text:style-name="T1">[N</text:span><text:span text:style-name="T2">atom</text:span><text:span text:style-name="T1"> +N</text:span><text:span text:style-name="T2">virtual atom</text:span><text:span text:style-name="T1"> 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" draw:text-style-name="P3" draw:layer="layout" svg:width="2.977cm" svg:height="1.29cm" svg:x="10.29cm" svg:y="4.085cm">
          <text:p text:style-name="P2"><text:span text:style-name="T1">Atom Frame </text:span><text:span text:style-name="T1"><text:line-break/></text:span><text:span text:style-name="T1">Index Triplet</text:span></text:p>
          <text:p text:style-name="P2"><text:span text:style-name="T1">[N</text:span><text:span text:style-name="T2">atom </text:span><text:span text:style-name="T1">, 3] <text:s/></text:span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3" draw:layer="layout" svg:width="2.972cm" svg:height="1.288cm" svg:x="13.846cm" svg:y="2.5cm">
          <text:p text:style-name="P2"><text:span text:style-name="T1">Atom Sequence Index</text:span></text:p>
          <text:p text:style-name="P2"><text:span text:style-name="T1">[N</text:span><text:span text:style-name="T2">atom</text:span><text:span text:style-name="T1"> , ] <text:s/></text:span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9" draw:text-style-name="P3" draw:layer="layout" svg:width="2.977cm" svg:height="1.29cm" svg:x="13.813cm" svg:y="4.085cm">
          <text:p text:style-name="P2"><text:span text:style-name="T1">Atom Attributes</text:span></text:p>
          <text:p text:style-name="P2"><text:span text:style-name="T1">[N</text:span><text:span text:style-name="T2">atom</text:span><text:span text:style-name="T1"> ,] <text:s/></text:span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6" draw:style-name="gr10" draw:text-style-name="P4" draw:layer="layout" svg:width="2.744cm" svg:height="1.614cm" draw:transform="rotate (-1.5707963267949) translate (4.281cm 3.117cm)">
          <text:p/>
          <draw:enhanced-geometry draw:mirror-horizontal="true" draw:mirror-vertical="false" svg:viewBox="0 0 0 0" draw:text-areas="0 0 ?f2 ?f3" draw:type="ooxml-bentConnector3" draw:modifiers="87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Straight Connector 30" draw:style-name="gr11" draw:text-style-name="P4" draw:layer="layout" svg:x1="2.845cm" svg:y1="3.146cm" svg:x2="2.657cm" svg:y2="3.147cm">
          <text:p/>
        </draw:line>
        <draw:line draw:name="Straight Connector 78" draw:style-name="gr11" draw:text-style-name="P4" draw:layer="layout" svg:x1="2.846cm" svg:y1="4.76cm" svg:x2="2.658cm" svg:y2="4.761cm">
          <text:p/>
        </draw:line>
        <draw:custom-shape draw:name="Rectangle 79" draw:style-name="gr12" draw:text-style-name="P5" draw:layer="layout" svg:width="2.977cm" svg:height="1.29cm" svg:x="2.793cm" svg:y="5.862cm">
          <text:p text:style-name="P2"><text:span text:style-name="T1">Frame</text:span><text:span text:style-name="T1"><text:line-break/></text:span><text:span text:style-name="T1">Computation</text:span></text:p>
          <text:p text:style-name="P2"><text:span text:style-name="T1">[N</text:span><text:span text:style-name="T2">aa </text:span><text:span text:style-name="T1">,4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3" draw:text-style-name="P6" draw:layer="layout" svg:width="2.977cm" svg:height="1.344cm" svg:x="6.218cm" svg:y="5.842cm">
          <text:p text:style-name="P2"><text:span text:style-name="T1">Attribute</text:span><text:span text:style-name="T1"><text:line-break/></text:span><text:span text:style-name="T1">Embedding</text:span></text:p>
          <text:p text:style-name="P2"><text:span text:style-name="T1">[N</text:span><text:span text:style-name="T2">aa </text:span><text:span text:style-name="T1">,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4" draw:text-style-name="P4" draw:layer="layout" svg:x1="7.707cm" svg:y1="5.375cm" svg:x2="7.708cm" svg:y2="5.842cm">
          <text:p/>
        </draw:line>
        <draw:custom-shape draw:name="Elbow Connector 83" draw:style-name="gr15" draw:text-style-name="P4" draw:layer="layout" svg:width="2.744cm" svg:height="1.718cm" draw:transform="rotate (-1.5707963267949) translate (11.81cm 3.104cm)">
          <text:p/>
          <draw:enhanced-geometry draw:mirror-horizontal="true" draw:mirror-vertical="false" svg:viewBox="0 0 0 0" draw:text-areas="0 0 ?f2 ?f3" draw:type="ooxml-bentConnector3" draw:modifiers="8683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Straight Connector 85" draw:style-name="gr11" draw:text-style-name="P4" draw:layer="layout" svg:x1="10.268cm" svg:y1="3.133cm" svg:x2="10.08cm" svg:y2="3.134cm">
          <text:p/>
        </draw:line>
        <draw:line draw:name="Straight Connector 86" draw:style-name="gr11" draw:text-style-name="P4" draw:layer="layout" svg:x1="10.271cm" svg:y1="4.748cm" svg:x2="10.081cm" svg:y2="4.749cm">
          <text:p/>
        </draw:line>
        <draw:custom-shape draw:name="Rectangle 87" draw:style-name="gr16" draw:text-style-name="P5" draw:layer="layout" svg:width="2.977cm" svg:height="1.291cm" svg:x="10.322cm" svg:y="5.849cm">
          <text:p text:style-name="P2"><text:span text:style-name="T1">Frame</text:span><text:span text:style-name="T1"><text:line-break/></text:span><text:span text:style-name="T1">Computation</text:span></text:p>
          <text:p text:style-name="P2"><text:span text:style-name="T1">[N</text:span><text:span text:style-name="T2">atom </text:span><text:span text:style-name="T1">,4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7" draw:text-style-name="P6" draw:layer="layout" svg:width="2.977cm" svg:height="1.343cm" svg:x="13.831cm" svg:y="5.83cm">
          <text:p text:style-name="P2"><text:span text:style-name="T1">Attribute</text:span><text:span text:style-name="T1"><text:line-break/></text:span><text:span text:style-name="T1">Embedding</text:span></text:p>
          <text:p text:style-name="P2"><text:span text:style-name="T1">[N</text:span><text:span text:style-name="T2">atom </text:span><text:span text:style-name="T1">,1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9" draw:style-name="gr14" draw:text-style-name="P4" draw:layer="layout" svg:x1="15.32cm" svg:y1="5.363cm" svg:x2="15.321cm" svg:y2="5.83cm">
          <text:p/>
        </draw:line>
        <draw:custom-shape draw:name="Elbow Connector 37" draw:style-name="gr18" draw:text-style-name="P4" draw:layer="layout" svg:width="0.032cm" svg:height="3.508cm" draw:transform="rotate (-1.5707963267949) translate (15.319cm 7.141cm)">
          <text:p/>
          <draw:enhanced-geometry draw:mirror-horizontal="true" draw:mirror-vertical="false" svg:viewBox="0 0 0 0" draw:text-areas="0 0 ?f2 ?f3" draw:type="ooxml-bentConnector3" draw:modifiers="61725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Straight Connector 96" draw:style-name="gr14" draw:text-style-name="P4" draw:layer="layout" svg:x1="13.571cm" svg:y1="7.371cm" svg:x2="13.572cm" svg:y2="7.687cm">
          <text:p/>
        </draw:line>
        <draw:custom-shape draw:name="Rectangle 97" draw:style-name="gr19" draw:text-style-name="P5" draw:layer="layout" svg:width="2.977cm" svg:height="1.605cm" svg:x="12.082cm" svg:y="7.688cm">
          <text:p text:style-name="P2"><text:span text:style-name="T1">Neighborhood Computation</text:span></text:p>
          <text:p text:style-name="P2"><text:span text:style-name="T1">[N</text:span><text:span text:style-name="T2">atom </text:span><text:span text:style-name="T1">,16,3]</text:span><text:span text:style-name="T1"><text:line-break/></text:span><text:span text:style-name="T1">[N</text:span><text:span text:style-name="T2">atom </text:span><text:span text:style-name="T1">,16,1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0" draw:text-style-name="P7" draw:layer="layout" svg:width="2.978cm" svg:height="1.349cm" svg:x="12.076cm" svg:y="9.579cm">
          <text:p text:style-name="P2"><text:span text:style-name="T1">Neighborhood</text:span><text:span text:style-name="T1"><text:line-break/></text:span><text:span text:style-name="T1">Embedding</text:span></text:p>
          <text:p text:style-name="P2"><text:span text:style-name="T1">[N</text:span><text:span text:style-name="T2">atom</text:span><text:span text:style-name="T1"> 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9" draw:style-name="gr14" draw:text-style-name="P4" draw:layer="layout" svg:x1="13.572cm" svg:y1="9.294cm" svg:x2="13.566cm" svg:y2="9.578cm">
          <text:p/>
        </draw:line>
        <draw:custom-shape draw:name="Rectangle 100" draw:style-name="gr21" draw:text-style-name="P8" draw:layer="layout" svg:width="2.978cm" svg:height="1.348cm" svg:x="12.076cm" svg:y="11.393cm">
          <text:p text:style-name="P2"><text:span text:style-name="T1">Attention Pooling</text:span><text:span text:style-name="T1"><text:line-break/></text:span><text:span text:style-name="T1">[N</text:span><text:span text:style-name="T2">aa</text:span><text:span text:style-name="T1"> ,6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1" draw:style-name="gr14" draw:text-style-name="P4" draw:layer="layout" svg:x1="13.58cm" svg:y1="10.928cm" svg:x2="13.581cm" svg:y2="11.395cm">
          <text:p/>
        </draw:line>
        <draw:custom-shape draw:name="Elbow Connector 50" draw:style-name="gr22" draw:text-style-name="P4" draw:layer="layout" svg:width="0.529cm" svg:height="8.014cm" svg:x="9.196cm" svg:y="3.146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Straight Connector 52" draw:style-name="gr11" draw:text-style-name="P4" draw:layer="layout" svg:x1="9.681cm" svg:y1="11.194cm" svg:x2="13.555cm" svg:y2="11.195cm">
          <text:p/>
        </draw:line>
        <draw:custom-shape draw:name="Elbow Connector 106" draw:style-name="gr23" draw:text-style-name="P4" draw:layer="layout" svg:width="8.072cm" svg:height="0.533cm" draw:transform="rotate (-1.5707963267949) translate (17.319cm 3.122cm)">
          <text:p/>
          <draw:enhanced-geometry draw:mirror-horizontal="true" draw:mirror-vertical="false" svg:viewBox="0 0 0 0" draw:text-areas="0 0 ?f2 ?f3" draw:type="ooxml-bentConnector3" draw:modifiers="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Straight Connector 108" draw:style-name="gr11" draw:text-style-name="P4" draw:layer="layout" svg:x1="13.523cm" svg:y1="11.182cm" svg:x2="17.319cm" svg:y2="11.161cm">
          <text:p/>
        </draw:line>
        <draw:custom-shape draw:name="Rectangle 114" draw:style-name="gr24" draw:text-style-name="P5" draw:layer="layout" svg:width="2.977cm" svg:height="1.348cm" svg:x="6.218cm" svg:y="11.393cm">
          <text:p text:style-name="P2"><text:span text:style-name="T1">Concatenate</text:span><text:span text:style-name="T1"><text:line-break/></text:span><text:span text:style-name="T1">[N</text:span><text:span text:style-name="T2">aa</text:span><text:span text:style-name="T1"> ,9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3" draw:style-name="gr14" draw:text-style-name="P4" draw:layer="layout" svg:x1="7.707cm" svg:y1="7.186cm" svg:x2="7.708cm" svg:y2="11.392cm">
          <text:p/>
        </draw:line>
        <draw:line draw:name="Straight Connector 116" draw:style-name="gr14" draw:text-style-name="P4" draw:layer="layout" svg:x1="12.077cm" svg:y1="12.066cm" svg:x2="9.196cm" svg:y2="12.067cm">
          <text:p/>
        </draw:line>
        <draw:custom-shape draw:name="Rectangle 126" draw:style-name="gr25" draw:text-style-name="P5" draw:layer="layout" svg:width="2.977cm" svg:height="1.858cm" svg:x="4.424cm" svg:y="12.973cm">
          <text:p text:style-name="P2"><text:span text:style-name="T1">Neighborhood</text:span><text:span text:style-name="T1"><text:line-break/></text:span><text:span text:style-name="T1">Computation</text:span></text:p>
          <text:p text:style-name="P2"><text:span text:style-name="T4">[N</text:span><text:span text:style-name="T5">aa </text:span><text:span text:style-name="T4">,16,3]</text:span></text:p>
          <text:p text:style-name="P2"><text:span text:style-name="T4">[N</text:span><text:span text:style-name="T5">aa </text:span><text:span text:style-name="T4">,16,96]</text:span></text:p>
          <text:p text:style-name="P2"><text:span text:style-name="T6">[Naa, 16, M, 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17" draw:style-name="gr26" draw:text-style-name="P4" draw:layer="layout" svg:width="5.818cm" svg:height="1.63cm" draw:transform="rotate (-1.5707963267949) translate (5.912cm 7.154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bow Connector 120" draw:style-name="gr27" draw:text-style-name="P4" draw:layer="layout" svg:width="0.104cm" svg:height="1.794cm" draw:transform="rotate (-1.5707963267949) translate (7.707cm 12.74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133" draw:style-name="gr28" draw:text-style-name="P7" draw:layer="layout" svg:width="2.977cm" svg:height="1.348cm" svg:x="4.424cm" svg:y="15.182cm">
          <text:p text:style-name="P2"><text:span text:style-name="T1">Neighborhood</text:span><text:span text:style-name="T1"><text:line-break/></text:span><text:span text:style-name="T1">Embedding</text:span></text:p>
          <text:p text:style-name="P2"><text:span text:style-name="T1">[N</text:span><text:span text:style-name="T2">aa</text:span><text:span text:style-name="T1"> 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5" draw:style-name="gr29" draw:text-style-name="P4" draw:layer="layout" svg:x1="5.912cm" svg:y1="14.831cm" svg:x2="5.913cm" svg:y2="15.181cm">
          <text:p/>
        </draw:line>
        <draw:line draw:name="Straight Connector 136" draw:style-name="gr14" draw:text-style-name="P4" draw:layer="layout" svg:x1="5.912cm" svg:y1="16.53cm" svg:x2="5.913cm" svg:y2="16.971cm">
          <text:p/>
        </draw:line>
        <draw:custom-shape draw:name="Rectangle 137" draw:style-name="gr30" draw:text-style-name="P6" draw:layer="layout" svg:width="2.977cm" svg:height="1.344cm" svg:x="4.432cm" svg:y="16.969cm">
          <text:p text:style-name="P2"><text:span text:style-name="T1">Attribute</text:span><text:span text:style-name="T1"><text:line-break/></text:span><text:span text:style-name="T1">Embedding</text:span></text:p>
          <text:p text:style-name="P2"><text:span text:style-name="T1">[N</text:span><text:span text:style-name="T2">aa </text:span><text:span text:style-name="T1">,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2" draw:style-name="gr31" draw:text-style-name="P4" draw:layer="layout" svg:width="11.172cm" svg:height="5.958cm" draw:transform="rotate (-1.5707963267949) translate (9.457cm 7.174cm)">
          <text:p/>
          <draw:enhanced-geometry draw:mirror-horizontal="true" draw:mirror-vertical="false" svg:viewBox="0 0 0 0" draw:text-areas="0 0 ?f2 ?f3" draw:type="ooxml-bentConnector3" draw:modifiers="10267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bow Connector 146" draw:style-name="gr32" draw:text-style-name="P4" draw:layer="layout" svg:width="8.433cm" svg:height="0.274cm" draw:transform="rotate (-1.5707963267949) translate (9.494cm 3.402cm)">
          <text:p/>
          <draw:enhanced-geometry draw:mirror-horizontal="true" draw:mirror-vertical="false" svg:viewBox="0 0 0 0" draw:text-areas="0 0 ?f2 ?f3" draw:type="ooxml-bentConnector3" draw:modifiers="-34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Straight Connector 148" draw:style-name="gr11" draw:text-style-name="P4" draw:layer="layout" svg:x1="9.495cm" svg:y1="12.297cm" svg:x2="9.453cm" svg:y2="18.578cm">
          <text:p/>
        </draw:line>
        <draw:line draw:name="Straight Connector 163" draw:style-name="gr14" draw:text-style-name="P4" draw:layer="layout" svg:x1="8.024cm" svg:y1="19.764cm" svg:x2="9.79cm" svg:y2="17.641cm">
          <text:p/>
        </draw:line>
        <draw:custom-shape draw:name="Rectangle 168" draw:style-name="gr33" draw:text-style-name="P5" draw:layer="layout" svg:width="2.977cm" svg:height="1.604cm" svg:x="9.792cm" svg:y="16.839cm">
          <text:p text:style-name="P2"><text:span text:style-name="T1">Neighborhood</text:span><text:span text:style-name="T1"><text:line-break/></text:span><text:span text:style-name="T1">Computation</text:span></text:p>
          <text:p text:style-name="P2"><text:span text:style-name="T1">[N</text:span><text:span text:style-name="T2">aa </text:span><text:span text:style-name="T1">,32,5]</text:span></text:p>
          <text:p text:style-name="P2"><text:span text:style-name="T1">[N</text:span><text:span text:style-name="T2">aa </text:span><text:span text:style-name="T1">,32,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34" draw:text-style-name="P8" draw:layer="layout" svg:width="2.977cm" svg:height="1.348cm" svg:x="13.157cm" svg:y="16.967cm">
          <text:p text:style-name="P2"><text:span text:style-name="T1">Neighborhood</text:span><text:span text:style-name="T1"><text:line-break/></text:span><text:span text:style-name="T1">Attention</text:span><text:span text:style-name="T1"><text:line-break/></text:span><text:span text:style-name="T1">[N</text:span><text:span text:style-name="T2">aa</text:span><text:span text:style-name="T1"> ,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1" draw:style-name="gr14" draw:text-style-name="P4" draw:layer="layout" svg:x1="12.769cm" svg:y1="17.641cm" svg:x2="13.156cm" svg:y2="17.641cm">
          <text:p/>
        </draw:line>
        <draw:line draw:name="Straight Connector 173" draw:style-name="gr14" draw:text-style-name="P4" draw:layer="layout" svg:x1="16.134cm" svg:y1="17.641cm" svg:x2="16.55cm" svg:y2="17.618cm">
          <text:p/>
        </draw:line>
        <draw:custom-shape draw:name="Rectangle 174" draw:style-name="gr35" draw:text-style-name="P5" draw:layer="layout" svg:width="2.977cm" svg:height="1.348cm" svg:x="16.523cm" svg:y="16.967cm">
          <text:p text:style-name="P2"><text:span text:style-name="T1">Softmax</text:span><text:span text:style-name="T1"><text:line-break/></text:span><text:span text:style-name="T1">[N</text:span><text:span text:style-name="T2">aa</text:span><text:span text:style-name="T1"> ,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3" draw:layer="layout" svg:width="2.977cm" svg:height="1.532cm" svg:x="-1.167cm" svg:y="3.506cm">
          <text:p text:style-name="P2"><text:span text:style-name="T1">AA </text:span></text:p>
          <text:p text:style-name="P2"><text:span text:style-name="T1">Motion Vectors</text:span></text:p>
          <text:p text:style-name="P2"><text:span text:style-name="T1">[N</text:span><text:span text:style-name="T2">aa</text:span><text:span text:style-name="T1"> , M, 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" draw:style-name="gr37" draw:text-style-name="P4" draw:layer="layout" svg:width="8.655cm" svg:height="3.932cm" draw:transform="rotate (-1.5707963267949) translate (4.216cm 5.04cm)">
          <text:p/>
          <draw:enhanced-geometry draw:mirror-horizontal="true" draw:mirror-vertical="false" svg:viewBox="0 0 0 0" draw:text-areas="0 0 ?f2 ?f3" draw:type="ooxml-bentConnector3" draw:modifiers="10031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Straight Connector 12" draw:style-name="gr38" draw:text-style-name="P4" draw:layer="layout" svg:x1="4.385cm" svg:y1="14.361cm" svg:x2="1.513cm" svg:y2="16.004cm">
          <text:p/>
        </draw:line>
        <draw:custom-shape draw:name="TextBox 14" draw:style-name="gr39" draw:text-style-name="P10" draw:layer="layout" svg:width="2.977cm" svg:height="1.29cm" svg:x="-1.516cm" svg:y="15.656cm">
          <text:p text:style-name="P9"><text:span text:style-name="T7">SignNet</text:span></text:p>
          <text:p text:style-name="P9"><text:span text:style-name="T7">[Naa,M, 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0" draw:text-style-name="P6" draw:layer="layout" svg:width="2.977cm" svg:height="1.344cm" svg:x="-1.571cm" svg:y="17.241cm">
          <text:p text:style-name="P2"><text:span text:style-name="T1">Attribute</text:span><text:span text:style-name="T1"><text:line-break/></text:span><text:span text:style-name="T1">Embedding</text:span></text:p>
          <text:p text:style-name="P2"><text:span text:style-name="T1">[N</text:span><text:span text:style-name="T2">aa </text:span><text:span text:style-name="T1">,M*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" draw:style-name="gr14" draw:text-style-name="P4" draw:layer="layout" svg:x1="-0.011cm" svg:y1="16.947cm" svg:x2="-0.01cm" svg:y2="17.387cm">
          <text:p/>
        </draw:line>
        <draw:line draw:name="Straight Connector 23" draw:style-name="gr14" draw:text-style-name="P4" draw:layer="layout" svg:x1="-0.08cm" svg:y1="18.645cm" svg:x2="6.478cm" svg:y2="20.444cm">
          <text:p/>
        </draw:line>
        <draw:line draw:name="Straight Connector 25" draw:style-name="gr14" draw:text-style-name="P4" draw:layer="layout" svg:x1="6.054cm" svg:y1="18.321cm" svg:x2="7.459cm" svg:y2="19.765cm">
          <text:p/>
        </draw:line>
        <draw:custom-shape draw:name="Rectangle 28" draw:style-name="gr41" draw:text-style-name="P5" draw:layer="layout" svg:width="3.425cm" svg:height="1.348cm" svg:x="6.712cm" svg:y="19.915cm">
          <text:p text:style-name="P2"><text:span text:style-name="T1">Concatenate</text:span><text:span text:style-name="T1"><text:line-break/></text:span><text:span text:style-name="T1">[N</text:span><text:span text:style-name="T2">aa</text:span><text:span text:style-name="T1"> ,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2" draw:layer="layout" svg:width="5.934cm" svg:height="8.572cm" svg:x="6.557cm" svg:y="3.175cm" draw:page-number="1" presentation:class="page"/>
          <draw:frame draw:name="Notes Placeholder 2" presentation:style-name="pr1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4.59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 style:writing-mode="lr-tb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3pt" fo:letter-spacing="normal" fo:language="fr" fo:country="FR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6.032cm" svg:height="1.464cm" svg:x="6.509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Jerome</meta:initial-creator>
    <meta:editing-cycles>39</meta:editing-cycles>
    <meta:creation-date>2020-09-30T08:57:04</meta:creation-date>
    <dc:date>2023-07-03T09:57:24.346861203</dc:date>
    <meta:editing-duration>PT7H47M27S</meta:editing-duration>
    <meta:generator>LibreOffice/7.3.7.2$Linux_X86_64 LibreOffice_project/30$Build-2</meta:generator>
    <meta:document-statistic meta:object-count="84"/>
    <meta:user-defined meta:name="AppVersion">16.0000</meta:user-defined>
    <meta:user-defined meta:name="Notes" meta:value-type="float">1</meta:user-defined>
    <meta:user-defined meta:name="PresentationFormat">A4 Paper (210x297 mm)</meta:user-defined>
    <meta:user-defined meta:name="Slides" meta:value-type="float">1</meta:user-defined>
  </office:meta>
</office:document-meta>
</file>